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71fffb" style:font-size-asian="11pt" style:font-size-complex="11pt"/>
    </style:style>
    <style:style style:name="P4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716d63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1fffb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73d3e5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271fffb" officeooo:paragraph-rsid="0271fffb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716d63" style:font-size-asian="11pt" style:font-size-complex="11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adf08" style:font-size-asian="11pt" style:font-size-complex="11pt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70f581" officeooo:paragraph-rsid="0270f581" style:font-size-asian="11pt" style:font-style-asian="normal" style:font-size-complex="11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120e5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471ec6f" style:font-style-asian="normal" style:font-style-complex="normal"/>
    </style:style>
    <style:style style:name="T7" style:family="text">
      <style:text-properties fo:font-style="normal" officeooo:rsid="04b865de" style:font-style-asian="normal" style:font-style-complex="normal"/>
    </style:style>
    <style:style style:name="T8" style:family="text">
      <style:text-properties fo:font-style="normal" officeooo:rsid="023c6ef8" style:font-style-asian="normal" style:font-style-complex="normal"/>
    </style:style>
    <style:style style:name="T9" style:family="text">
      <style:text-properties fo:font-style="normal" officeooo:rsid="02716d63" style:font-style-asian="normal" style:font-style-complex="normal"/>
    </style:style>
    <style:style style:name="T10" style:family="text">
      <style:text-properties fo:font-style="normal" officeooo:rsid="0271fffb" style:font-style-asian="normal" style:font-style-complex="normal"/>
    </style:style>
    <style:style style:name="T11" style:family="text">
      <style:text-properties fo:font-style="normal" officeooo:rsid="0275c4da" style:font-style-asian="normal" style:font-style-complex="normal"/>
    </style:style>
    <style:style style:name="T12" style:family="text">
      <style:text-properties fo:font-style="normal" officeooo:rsid="027839ce" style:font-style-asian="normal" style:font-style-complex="normal"/>
    </style:style>
    <style:style style:name="T13" style:family="text">
      <style:text-properties fo:font-style="normal" officeooo:rsid="0278c110" style:font-style-asian="normal" style:font-style-complex="normal"/>
    </style:style>
    <style:style style:name="T14" style:family="text">
      <style:text-properties fo:font-style="normal" officeooo:rsid="02796e1b" style:font-style-asian="normal" style:font-style-complex="normal"/>
    </style:style>
    <style:style style:name="T15" style:family="text">
      <style:text-properties fo:font-style="normal" officeooo:rsid="027adf08" style:font-style-asian="normal" style:font-style-complex="normal"/>
    </style:style>
    <style:style style:name="T16" style:family="text">
      <style:text-properties officeooo:rsid="000a14f6"/>
    </style:style>
    <style:style style:name="T17" style:family="text">
      <style:text-properties officeooo:rsid="005714b7"/>
    </style:style>
    <style:style style:name="T18" style:family="text">
      <style:text-properties officeooo:rsid="00880dbe"/>
    </style:style>
    <style:style style:name="T19" style:family="text">
      <style:text-properties officeooo:rsid="007c6d62"/>
    </style:style>
    <style:style style:name="T20" style:family="text">
      <style:text-properties officeooo:rsid="01c4f176"/>
    </style:style>
    <style:style style:name="T21" style:family="text">
      <style:text-properties officeooo:rsid="03b4652d"/>
    </style:style>
    <style:style style:name="T22" style:family="text">
      <style:text-properties officeooo:rsid="04b50477"/>
    </style:style>
    <style:style style:name="T23" style:family="text">
      <style:text-properties officeooo:rsid="0473a949"/>
    </style:style>
    <style:style style:name="T24" style:family="text">
      <style:text-properties officeooo:rsid="0387836c"/>
    </style:style>
    <style:style style:name="T25" style:family="text">
      <style:text-properties officeooo:rsid="01dff054"/>
    </style:style>
    <style:style style:name="T26" style:family="text">
      <style:text-properties officeooo:rsid="023c6ef8"/>
    </style:style>
    <style:style style:name="T27" style:family="text">
      <style:text-properties officeooo:rsid="023d2c84"/>
    </style:style>
    <style:style style:name="T28" style:family="text">
      <style:text-properties officeooo:rsid="0273d3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0">Esser-</text:span>Skala, 201<text:span text:style-name="T20">9</text:span></text:p>
      <text:p text:style-name="P14"/>
      <text:p text:style-name="P14"/>
      <text:p text:style-name="P12">© 201<text:span text:style-name="T20">9</text:span> by Wolfgang <text:span text:style-name="T20">Esser-</text:span>Skala. This edition is licensed under the Creative Commons Attribution<text:span text:style-name="T18">-NonCommercial-ShareAlike</text:span> 4.0 International License. To view a copy of this license, visit http://creativecommons.org/licenses/by<text:span text:style-name="T19">-nc-sa</text:span>/4.0/. </text:p>
      <text:p text:style-name="P11"/>
      <text:p text:style-name="P13">Music engraving by LilyPond 2.18.0 (http://www.lilypond.org).<text:span text:style-name="T17"><text:line-break/>Front matter</text:span> typeset with EB Garamond (http://www.georgduffner.at/ebgaramond).</text:p>
      <text:p text:style-name="P14"/>
      <text:p text:style-name="P10">First <text:span text:style-name="T20">version</text:span>, <text:span text:style-name="T27">December</text:span> 201<text:span text:style-name="T20">9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5">This edition <text:span text:style-name="T3">of the </text:span><text:span text:style-name="T2">Missa Pastorella ex G</text:span><text:span text:style-name="T3"> </text:span>bases upon <text:span text:style-name="T22">a copy in the Fürst zu Hohenlohe-Bartensteinsches Archiv. The digital version of the manuscript is available at</text:span></text:p>
      <text:p text:style-name="P8"><text:tab/><text:span text:style-name="T28">http://www.landesarchiv-bw.de/plink/?f=3-217491-1 </text:span>(siglum<text:span text:style-name="T23"> Ba 120 Bü 238</text:span>)<text:span text:style-name="T28">.</text:span></text:p>
      <text:p text:style-name="P4"/>
      <text:p text:style-name="P2">In general, this edition closely follows the <text:span text:style-name="T24">manuscript</text:span>. Any changes <text:span text:style-name="T16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6"/>
      <text:p text:style-name="P16"/>
      <text:p text:style-name="P17">k y r i e</text:p>
      <text:p text:style-name="P2"/>
      <text:p text:style-name="P7"><text:span text:style-name="T1">Bar<text:tab/>Staff<text:tab/>Note</text:span><text:span text:style-name="T9"><text:line-break/>1<text:tab/>S</text:span><text:span text:style-name="T7"><text:note text:id="ftn1" text:note-class="footnote"><text:note-citation>1</text:note-citation><text:note-body><text:p text:style-name="P20">Abbreviations: Ms, manuscript;<text:span text:style-name="T26"> </text:span>org, organ; <text:span text:style-name="T25">r, rest; </text:span>vl, violin<text:span text:style-name="T25">; vla, viola</text:span>.</text:p></text:note-body></text:note></text:span><text:span text:style-name="T9"><text:tab/>last quarter in Ms: g′4 <text:line-break/>15<text:tab/>fl 2<text:tab/>grace note missing in Ms <text:line-break/>17<text:tab/>S<text:tab/>last eighth in Ms: r16–d″16 <text:line-break/>19<text:tab/>S<text:tab/>last eighth in Ms: r16–d″16 <text:line-break/>20<text:tab/>S<text:tab/>last eighth in Ms: r16–c″16 <text:line-break/>37<text:tab/>vl 2<text:tab/>grace note missing in Ms <text:line-break/>38<text:tab/>fl 1<text:tab/>1st half of bar in Ms: a′4–b′4 <text:line-break/>45<text:tab/>S<text:tab/>last eighth in Ms: r16–c″16 <text:line-break/>60<text:tab/>fl vl 2<text:tab/>grace note missing in Ms <text:line-break/>63<text:tab/>vl 1</text:span><text:span text:style-name="T10"><text:tab/></text:span><text:span text:style-name="T9">last eighth in Ms: e″8 <text:line-break/>64</text:span><text:span text:style-name="T10"><text:tab/></text:span><text:span text:style-name="T9">vl 1</text:span><text:span text:style-name="T10"><text:tab/></text:span><text:span text:style-name="T9">grace note missing in Ms <text:line-break/>69</text:span><text:span text:style-name="T10"><text:tab/></text:span><text:span text:style-name="T9">B</text:span><text:span text:style-name="T10"><text:tab/></text:span><text:span text:style-name="T9">1st half of bar in Ms: d′4–r4 <text:line-break/>70</text:span><text:span text:style-name="T10"><text:tab/></text:span><text:span text:style-name="T9">fl 2</text:span><text:span text:style-name="T10"><text:tab/></text:span><text:span text:style-name="T9">3rd eighth in Ms: c″8 <text:line-break/>71</text:span><text:span text:style-name="T10"><text:tab/></text:span><text:span text:style-name="T9">vl 1</text:span><text:span text:style-name="T10"><text:tab/></text:span><text:span text:style-name="T9">1st quarter in Ms: g′ <text:line-break/>73</text:span><text:span text:style-name="T10"><text:tab/></text:span><text:span text:style-name="T9">vl 1</text:span><text:span text:style-name="T10"><text:tab/></text:span><text:span text:style-name="T9">1st quarter in Ms: a′ <text:line-break/>73</text:span><text:span text:style-name="T10"><text:tab/></text:span><text:span text:style-name="T9">B</text:span><text:span text:style-name="T10"><text:tab/></text:span><text:span text:style-name="T9">1st half of bar in Ms: a4–r4 <text:line-break/>75</text:span><text:span text:style-name="T10"><text:tab/></text:span><text:span text:style-name="T9">vl 1</text:span><text:span text:style-name="T10"><text:tab/></text:span><text:span text:style-name="T9">bar in Ms: r4–a′8–b′8–a′4–a′4 <text:line-break/>76</text:span><text:span text:style-name="T10"><text:tab/></text:span><text:span text:style-name="T9">vl 1</text:span><text:span text:style-name="T10"><text:tab/></text:span><text:span text:style-name="T9">1st quarter in Ms: a′8–d″8 <text:line-break/>93</text:span><text:span text:style-name="T10"><text:tab/></text:span><text:span text:style-name="T9">fl 1</text:span><text:span text:style-name="T10"><text:tab/></text:span><text:span text:style-name="T9">bar in Ms: r1 <text:line-break/>93</text:span><text:span text:style-name="T10"><text:tab/></text:span><text:span text:style-name="T9">fl 2</text:span><text:span text:style-name="T10"><text:tab/></text:span><text:span text:style-name="T9">bar in Ms: r1 <text:line-break/>101</text:span><text:span text:style-name="T10"><text:tab/></text:span><text:span text:style-name="T9">A</text:span><text:span text:style-name="T10"><text:tab/></text:span><text:span text:style-name="T9">last quarter in Ms: b′4 <text:line-break/>104</text:span><text:span text:style-name="T10"><text:tab/></text:span><text:span text:style-name="T9">cor 1</text:span><text:span text:style-name="T10"><text:tab/></text:span><text:span text:style-name="T9">bar in Ms: d″1 <text:line-break/>109</text:span><text:span text:style-name="T10"><text:tab/></text:span><text:span text:style-name="T9">cor 1</text:span><text:span text:style-name="T10"><text:tab/></text:span><text:span text:style-name="T9">1st half of bar in Ms: g″4–r4 <text:line-break/>113</text:span><text:span text:style-name="T10"><text:tab/></text:span><text:span text:style-name="T9">vl 1</text:span><text:span text:style-name="T10"><text:tab/></text:span><text:span text:style-name="T9">grace note missing in Ms <text:line-break/>118</text:span><text:span text:style-name="T10"><text:tab/></text:span><text:span text:style-name="T9">fl 1, vl</text:span><text:span text:style-name="T10"><text:tab/></text:span><text:span text:style-name="T9">grace notes missing in Ms <text:line-break/>119</text:span><text:span text:style-name="T10"><text:tab/></text:span><text:span text:style-name="T9">vl 1</text:span><text:span text:style-name="T10"><text:tab/></text:span><text:span text:style-name="T9">grace note missing in Ms <text:line-break/>122</text:span><text:span text:style-name="T10"><text:tab/></text:span><text:span text:style-name="T9">cor 1</text:span><text:span text:style-name="T10"><text:tab/></text:span><text:span text:style-name="T9">1st half of bar in Ms: g′4–r4 <text:line-break/>126</text:span><text:span text:style-name="T10"><text:tab/></text:span><text:span text:style-name="T9">fl 1, vl 2</text:span><text:span text:style-name="T10"><text:tab/></text:span><text:span text:style-name="T9">grace notes missing in Ms <text:line-break/>128</text:span><text:span text:style-name="T10"><text:tab/></text:span><text:span text:style-name="T9">vl 2</text:span><text:span text:style-name="T10"><text:tab/>2</text:span><text:span text:style-name="T9">nd quarter in Ms: g′–e′ <text:line-break/>142</text:span><text:span text:style-name="T10"><text:tab/></text:span><text:span text:style-name="T9">vl 2</text:span><text:span text:style-name="T10"><text:tab/></text:span><text:span text:style-name="T9">in Ms unison with vl 1 <text:line-break/>150</text:span><text:span text:style-name="T10"><text:tab/></text:span><text:span text:style-name="T9">vl 2</text:span><text:span text:style-name="T10"><text:tab/></text:span><text:span text:style-name="T9">1st half of bar in Ms: fis′2 <text:line-break/>164</text:span><text:span text:style-name="T10"><text:tab/></text:span><text:span text:style-name="T9">cor 2</text:span><text:span text:style-name="T10"><text:tab/></text:span><text:span text:style-name="T9">bar in Ms: c′2–c′2 <text:line-break/>168</text:span><text:span text:style-name="T10"><text:tab/></text:span><text:span text:style-name="T9">vla</text:span><text:span text:style-name="T10"><text:tab/>1</text:span><text:span text:style-name="T9">st quarter in Ms: a4 <text:line-break/>186</text:span><text:span text:style-name="T10"><text:tab/></text:span><text:span text:style-name="T9">fl 1, vl 1</text:span><text:span text:style-name="T10"><text:tab/></text:span><text:span text:style-name="T9">grace note missing in Ms <text:line-break/></text:span><text:soft-page-break/><text:span text:style-name="T9">189</text:span><text:span text:style-name="T10"><text:tab/></text:span><text:span text:style-name="T9">fl, vl, A</text:span><text:span text:style-name="T10"><text:tab/></text:span><text:span text:style-name="T9">grace note missing in Ms <text:line-break/>209</text:span><text:span text:style-name="T10"><text:tab/></text:span><text:span text:style-name="T9">cor 2</text:span><text:span text:style-name="T10"><text:tab/></text:span><text:span text:style-name="T9">bar in Ms: c′2–c′2 <text:line-break/>211</text:span><text:span text:style-name="T10"><text:tab/></text:span><text:span text:style-name="T9">cor 1</text:span><text:span text:style-name="T10"><text:tab/></text:span><text:span text:style-name="T9">bar in Ms: g′2–g′2 <text:line-break/>215</text:span><text:span text:style-name="T10"><text:tab/></text:span><text:span text:style-name="T9">vl 1</text:span><text:span text:style-name="T10"><text:tab/></text:span><text:span text:style-name="T9">1st quarter in Ms: g′4 <text:line-break/>219</text:span><text:span text:style-name="T10"><text:tab/></text:span><text:span text:style-name="T9">T</text:span><text:span text:style-name="T10"><text:tab/></text:span><text:span text:style-name="T9">last quarter in Ms: c′4</text:span></text:p>
      <text:p text:style-name="P7"/>
      <text:p text:style-name="P7"/>
      <text:p text:style-name="P7"/>
      <text:p text:style-name="P17">g l o ri a</text:p>
      <text:p text:style-name="P3"/>
      <text:p text:style-name="P22"><text:span text:style-name="T1">Bar<text:tab/>Staff<text:tab/>Note</text:span><text:span text:style-name="T9"><text:line-break/></text:span><text:span text:style-name="T15">70<text:tab/>vl 2<text:tab/>bar in Ms: cis′8–cis′8–cis′8–cis′8–cis′8–cis′8<text:line-break/></text:span><text:span text:style-name="T14">99<text:tab/>vla<text:tab/>bar in Ms: eis′4.–fis′4.<text:line-break/></text:span><text:span text:style-name="T13">100<text:tab/>vl 1<text:tab/>2nd half of bar in Ms: fis′8–fis″4<text:line-break/></text:span><text:span text:style-name="T12">127<text:tab/>A<text:tab/>2nd quarter in Ms: b′4</text:span><text:span text:style-name="T11"><text:line-break/></text:span><text:span text:style-name="T9"><text:line-break/></text:span></text:p>
      <text:p text:style-name="P6"/>
      <text:p text:style-name="P6"/>
      <text:p text:style-name="P6"/>
      <text:p text:style-name="P6"/>
      <text:p text:style-name="P2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eindl-missa-pastorella-ex-G). Your help will be greatly appreciated.</text:p>
      <text:p text:style-name="P9"/>
      <text:p text:style-name="P9"/>
      <text:p text:style-name="P9"><text:span text:style-name="T5">Salzburg, </text:span><text:span text:style-name="T8">December</text:span><text:span text:style-name="T5"> 201</text:span><text:span text:style-name="T6">9</text:span><text:line-break/>Wolfgang <text:span text:style-name="T21">Esser-</text:span>Skala</text:p>
      <text:p text:style-name="P19"><text:line-break/>C O N T E N T S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2-01T19:01:31.853601885</dc:date>
    <dc:creator>Wolfgang Skala</dc:creator>
    <meta:editing-duration>P6DT17H13M32S</meta:editing-duration>
    <meta:editing-cycles>588</meta:editing-cycles>
    <meta:generator>LibreOffice/4.2.8.2$Linux_X86_64 LibreOffice_project/420m0$Build-2</meta:generator>
    <meta:document-statistic meta:table-count="0" meta:image-count="1" meta:object-count="0" meta:page-count="4" meta:paragraph-count="16" meta:word-count="608" meta:character-count="3103" meta:non-whitespace-character-count="2482"/>
  </office:meta>
</office:document-meta>
</file>